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tandard/file_info.xml" manifest:media-type="text/xml"/>
  <manifest:file-entry manifest:full-path="Basic/Standard/research___kr_decomposition.xml" manifest:media-type="text/xml"/>
  <manifest:file-entry manifest:full-path="Basic/Standard/base___let_set.xml" manifest:media-type="text/xml"/>
  <manifest:file-entry manifest:full-path="Basic/Standard/base___class_module_test_01.xml" manifest:media-type="text/xml"/>
  <manifest:file-entry manifest:full-path="Basic/Standard/type___collection.xml" manifest:media-type="text/xml"/>
  <manifest:file-entry manifest:full-path="Basic/Standard/_test_001.xml" manifest:media-type="text/xml"/>
  <manifest:file-entry manifest:full-path="Basic/Standard/base___type_keyword.xml" manifest:media-type="text/xml"/>
  <manifest:file-entry manifest:full-path="Basic/Standard/base___loop.xml" manifest:media-type="text/xml"/>
  <manifest:file-entry manifest:full-path="Basic/Standard/base___class_module_01.xml" manifest:media-type="text/xml"/>
  <manifest:file-entry manifest:full-path="Basic/Standard/base___enum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8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>
            <text:p>expor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23" calcext:value-type="float">
            <text:p>123</text:p>
          </table:table-cell>
          <table:table-cell table:style-name="ce1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4"/>
          <table:table-cell table:style-name="ce27"/>
          <table:table-cell table:style-name="ce14" table:number-columns-repeated="6"/>
        </table:table-row>
        <table:table-row table:style-name="ro1">
          <table:table-cell table:style-name="ce14"/>
          <table:table-cell table:number-columns-repeated="3"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</table:table-row>
        <table:table-row table:style-name="ro1">
          <table:table-cell table:style-name="ce14"/>
          <table:table-cell table:style-name="ce26" office:value-type="string" calcext:value-type="string">
            <text:p>index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16" table:number-columns-repeated="1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6"/>
          <table:table-cell table:style-name="ce25" office:value-type="float" office:value="23" calcext:value-type="float">
            <text:p>2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4" calcext:value-type="float">
            <text:p>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16"/>
          <table:table-cell table:style-name="ce25" office:value-type="float" office:value="33" calcext:value-type="float">
            <text:p>3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5" calcext:value-type="float">
            <text:p>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16"/>
          <table:table-cell table:style-name="ce25" office:value-type="float" office:value="43" calcext:value-type="float">
            <text:p>4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ow_and_column" table:style-name="ta1">
        <table:table-column table:style-name="co2" table:number-columns-repeated="6" table:default-cell-style-name="ce30"/>
        <table:table-row table:style-name="ro1"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7"/>
          <table:table-cell table:style-name="ce29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table:style-name="ce12"/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a</text:p>
          </table:table-cell>
        </table:table-row>
      </table:table>
      <table:table table:name="sorting_list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가a1ㄴ다ㅏ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</table:table>
      <table:table table:name="multibyte_check" table:style-name="ta1">
        <table:table-column table:style-name="co2" table:default-cell-style-name="Default"/>
        <table:table-row table:style-name="ro1">
          <table:table-cell/>
        </table:table-row>
        <table:table-row table:style-name="ro2">
          <table:table-cell table:style-name="ce30" office:value-type="string" calcext:value-type="string">
            <text:p>가a1ㄴ다ㅏ</text:p>
          </table:table-cell>
        </table:table-row>
      </table:table>
      <table:named-expressions/>
      <table:database-ranges>
        <table:database-range table:name="__Anonymous_Sheet_DB__2" table:target-range-address="sorting_list.A2:sorting_list.C8" table:contains-header="false">
          <table:sort>
            <table:sort-by table:field-number="2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3">00/00/0000</text:date>, <text:time style:data-style-name="N2" text:time-value="20:48:32.17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12-03T21:55:23.101000000</dc:date>
    <meta:editing-duration>PT23H13M10S</meta:editing-duration>
    <meta:editing-cycles>357</meta:editing-cycles>
    <meta:generator>LibreOffice/7.5.5.2$Windows_X86_64 LibreOffice_project/ca8fe7424262805f223b9a2334bc7181abbcbf5e</meta:generator>
    <meta:document-statistic meta:table-count="4" meta:cell-count="168" meta:object-count="0"/>
  </office:meta>
</office:document-meta>
</file>

<file path=Basic/Standard/_test_001.xml><?xml version="1.0" encoding="utf-8"?>
<!DOCTYPE module  PUBLIC '-//OpenOffice.org//DTD OfficeDocument 1.0//EN'  'module.dtd'>
<script:module xmlns:script="http://openoffice.org/2000/script" script:name="_test_001" script:language="StarBasic" script:moduleType="normal">REM  *****  BASIC  *****

Sub Main
End Sub
</script:module>
</file>

<file path=Basic/Standard/base___class_module_01.xml><?xml version="1.0" encoding="utf-8"?>
<!DOCTYPE module  PUBLIC '-//OpenOffice.org//DTD OfficeDocument 1.0//EN'  'module.dtd'>
<script:module xmlns:script="http://openoffice.org/2000/script" script:name="base___class_module_01" script:language="StarBasic" script:moduleType="normal">REM  *****  BASIC  *****

'
' Class Module 을 사용하려면 "Option Compatible", "Option ClassModule" 이 필요하다
'
Option Compatible
Option ClassModule



'
' 멤버 변수
'
Private i as Integer
Public l as Long



'
' 생성자
'
Private Sub Class_Initialize()

	i = 1
	l = 2

    Print "Class Module : Initialize"
End Sub



'
' 소멸자
'
Private Sub Class_Terminate()
    Print "Class Module : Terminate"
End Sub ' Destructor



'
' 프로퍼티 : Get : Getter
'
Public Property Get PI() as Integer

	PI = i + 10

End Property

Public Property Get PL() as Integer

	PL = l + 20

End Property



'
' 프로퍼티 : Let : Setter
'
Public Property Let PI( arg as Integer )

	i = arg + 10

End Property

Public Property Let PL( arg as Integer )

	l = arg + 20

End Property
</script:module>
</file>

<file path=Basic/Standard/base___class_module_test_01.xml><?xml version="1.0" encoding="utf-8"?>
<!DOCTYPE module  PUBLIC '-//OpenOffice.org//DTD OfficeDocument 1.0//EN'  'module.dtd'>
<script:module xmlns:script="http://openoffice.org/2000/script" script:name="base___class_module_test_01" script:language="StarBasic" script:moduleType="normal">REM  *****  BASIC  *****

Sub base___class_module_test_01___class_module_generate_release

	Dim c as Object
	
	
	
	'
	' Generate : Call - Class_Initialize
	'
	Set c = New base___class_module_01
	
	
	
	'
	' 멤버 변수에 접근
	' &gt; Private 키워드가 작동을 안하는데?
	'
	Print "Member : " &amp; c.i &amp; " " &amp; c.l
	
	
	
	'
	' 프로퍼티에 접근 : Get
	'
	Print "Property : Get : " &amp; c.PI &amp; " " &amp; c.PL
	
	
	
	'
	' 프로퍼티에 접근 : Let
	'
	c.PI = 1000
	c.PL = 2000
	Print "Property : Let : " &amp; c.PI &amp; " " &amp; c.PL
	
	
	
	'
	' Release : Call - Class_Terminate
	'
	Set c = Nothing



End Sub
</script:module>
</file>

<file path=Basic/Standard/base___enum.xml><?xml version="1.0" encoding="utf-8"?>
<!DOCTYPE module  PUBLIC '-//OpenOffice.org//DTD OfficeDocument 1.0//EN'  'module.dtd'>
<script:module xmlns:script="http://openoffice.org/2000/script" script:name="base___enum" script:language="StarBasic" script:moduleType="normal">REM  *****  BASIC  *****

'
' Enum 을 사용하려면 이 "Option VBASupport 1" 이 필요하다
'
Option VBASupport 1



'
' Enum 정의
'
Enum eTest

	Hana
	Dul
	Sam

End Enum



Sub base___enum

	'
	' Basic
	'
	MsgBox( _
						"eTest.Hana : " &amp;  eTest.Hana	_
		&amp; Chr( 10 ) &amp; 	"eTest.Dul : " &amp;  eTest.Dul		_
		&amp; Chr( 10 ) &amp; 	"eTest.Sam : " &amp;  eTest.Sam		_
	)
	
	'
	' For-Next
	'
	For i = eTest.Hana to eTest.Sam
		Print i
	Next

End Sub
</script:module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"base___function___not_exist() : " &amp; base___function___not_exist() )
	
	'
	' 반환 값을 설정하지 않은 함수 호출 : 0이 반환된다.
	'
	MsgBox( "base___function___return_x() : " &amp; base___function___return_x() )
	
	'
	' 반환 값을 설정한 함수 호출
	'
	MsgBox( "base___function___return_o() : " &amp; base___function___return_o() )
	
	'
	' 인자가 있는 함수
	'
	MsgBox( "base___function___has_argument( 9800, 76 ) : " &amp; base___function___has_argument( 9800, 76 ) )
	
	'
	' 배열을 넘겨주기
	'
	Dim a( 2 ) as Byte
	a( 0 ) = 49
	a( 1 ) = 49
	a( 2 ) = 49
	base___function___with_array( a )
	
	'
	' 인자의 값을 바꾸기
	'
	Dim s as String
	base___function___change_argument_value( s )
	MsgBox( "base___function___change_argument_value( s ) : " &amp; s )

End Sub



'Function base___function___not_exist
'End Function



Function base___function___return_x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


Function base___function___change_argument_value( s as String )

	s = "123가나다abc"

End Function
</script:module>
</file>

<file path=Basic/Standard/base___let_set.xml><?xml version="1.0" encoding="utf-8"?>
<!DOCTYPE module  PUBLIC '-//OpenOffice.org//DTD OfficeDocument 1.0//EN'  'module.dtd'>
<script:module xmlns:script="http://openoffice.org/2000/script" script:name="base___let_set" script:language="StarBasic" script:moduleType="normal">REM  *****  BASIC  *****

Function base___let

	Dim c as Integer : c = 10
	Dim d as Integer : d = 20
	
	'
	' 대입과 같다.
	'
	let c = d
	
	MsgBox( c )

End Function



Function base___set

	Dim c as New Collection
	
	Dim d as New Collection
	d.Add "d"
	d.Add "e"
	d.Add "f"
	
	MsgBox( c.Count )
	
	'
	' Set은 해당 객체의 포인터를 저장하게 한다.
	'
	Set c = d
	
	MsgBox( c.Count )
	
	d.Add "g"
	
	MsgBox( c.Count )

End Function
</script:module>
</file>

<file path=Basic/Standard/base___loop.xml><?xml version="1.0" encoding="utf-8"?>
<!DOCTYPE module  PUBLIC '-//OpenOffice.org//DTD OfficeDocument 1.0//EN'  'module.dtd'>
<script:module xmlns:script="http://openoffice.org/2000/script" script:name="base___loop" script:language="StarBasic" script:moduleType="normal">REM  *****  BASIC  *****

Option Explicit



' REF : https://wiki.documentfoundation.org/Documentation/BASIC_Guide



Sub base___loop___for_next

	Dim result_string as String : result_string = "for_next" &amp; Chr( 10 ) &amp; Chr( 10 )
	
	
	Dim i as Integer
	Dim j as Integer : j = 10
	
	
	'
	' For i = 0 to j 는 j &lt;= 10 과 같다.
	'
	For i = 0 to j
		result_string = result_string &amp; i &amp; " "
	Next i
	
	MsgBox( result_string )

End Sub



Sub base___loop___for_step_next

	Dim result_string as String : result_string = "for_step_next" &amp; Chr( 10 ) &amp; Chr( 10 )
	
	
	Dim i as Integer
	Dim j as Integer : j = 10
	
	
	'
	' For i = 0 to j 는 j &lt;= 10 과 같다.
	'
	For i = 0 To j step 2
		result_string = result_string &amp; i &amp; " "
	Next i
	
	MsgBox( result_string )

End Sub



Sub base___loop___while_wend

	Dim result_string as String : result_string = "while_wend" &amp; Chr( 10 ) &amp; Chr( 10 )
	
	
	Dim i as Integer
	Dim j as Integer : j = 10
	
	
	'
	'
	'
	While i &lt;= j
	
		result_string = result_string &amp; i &amp; " "
		
		i = i + 1
		
	Wend
	
	MsgBox( result_string )

End Sub



Sub base___loop___for_each___with_variant

	' REF : https://wiki.documentfoundation.org/Documentation/BASIC_Guide - For Each 항목에서 가져왔다.
	
	Dim result_string as String : result_string = "for_each ??" &amp; Chr( 10 ) &amp; Chr( 10 )
	
	
	Const a1 = 1
	Const a2 = 2
	Const a3 = 3
	
	'
	' Variant
	'
	Dim a( a1, a2, a3 )
	
	
	'
	' 24 Loop
	'
	' 0 ~ 1 : 2
	' 0 ~ 2 : 3
	' 0 ~ 3 : 4
	'
	' 2 * 3 * 4 = 24
	' 맞냐? 이거?
	'
	Dim i as Integer : i = 0
	Dim e
	For Each e in a()
	
		i = i + 1
		
	Next e
	
	
	result_string = result_string &amp; " Loop : " &amp; i
	MsgBox( result_string )

End Sub



Sub base___loop___do_while_loop

	Dim result_string as String : result_string = "do_while_loop" &amp; Chr( 10 ) &amp; Chr( 10 )
	
	
	Dim i as Integer
	Dim j as Integer : j = 10
	
	
	'
	' 조건을 만족 하면 돌아간다.
	'
	Do While i &lt;= j
	
		result_string = result_string &amp; i &amp; " "
		
		i = i + 1
		
	Loop
	
	MsgBox( result_string )

End Sub
Sub base___loop___do_loop_while

	Dim result_string as String : result_string = "do_loop_while" &amp; Chr( 10 ) &amp; Chr( 10 )
	
	
	Dim i as Integer
	Dim j as Integer : j = 10
	
	
	'
	' 조건을 만족 하면 돌아간다.
	'
	Do
	
		result_string = result_string &amp; i &amp; " "
		
		i = i + 1
		
	Loop While i &lt;= j
	
	MsgBox( result_string )

End Sub



Sub base___loop___do_until_loop

	Dim result_string as String : result_string = "do_until_loop" &amp; Chr( 10 ) &amp; Chr( 10 )
	
	
	Dim i as Integer
	Dim j as Integer : j = 10
	
	
	'
	' 조건을 만족 할 때 까지 돌아간다.
	'
	Do Until i &gt; j
	
		result_string = result_string &amp; i &amp; " "
		
		i = i + 1
		
	Loop
	
	MsgBox( result_string )

End Sub
Sub base___loop___do_loop_until

	Dim result_string as String : result_string = "do_loop_until" &amp; Chr( 10 ) &amp; Chr( 10 )
	
	
	Dim i as Integer
	Dim j as Integer : j = 10
	
	
	'
	' 조건을 만족 할 때 까지 돌아간다.
	'
	Do
	
		result_string = result_string &amp; i &amp; " "
		
		i = i + 1
		
	Loop Until i &gt; j
	
	MsgBox( result_string )

End Sub



Sub base___loop___do_loop

	Dim result_string as String : result_string = "do_loop" &amp; Chr( 10 ) &amp; Chr( 10 )
	
	
	Dim i as Integer
	Dim j as Integer : j = 10
	
	
	'
	' while( 1 ) 과 비슷하다.
	'
	Do
	
		result_string = result_string &amp; i &amp; " "
		
		i = i + 1
		
		If i = j Then
			Exit Do
		end If
		
	Loop
	
	MsgBox( result_string )

End Sub



Sub base___loop___for_each

	Dim result_string as String : result_string = "for_each" &amp; Chr( 10 ) &amp; Chr( 10 )
	
	
	'
	' 기본
	'
	Dim a( 2 ) as Integer
	a( 0 ) = 100
	a( 1 ) = 20
	a( 2 ) = 3
	
	
	Dim i as Integer
	For Each i in a
	
		result_string = result_string &amp; i &amp; " "
		
	Next i
	
	
	MsgBox( result_string )

End Sub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base___type_keyword.xml><?xml version="1.0" encoding="utf-8"?>
<!DOCTYPE module  PUBLIC '-//OpenOffice.org//DTD OfficeDocument 1.0//EN'  'module.dtd'>
<script:module xmlns:script="http://openoffice.org/2000/script" script:name="base___type_keyword" script:language="StarBasic" script:moduleType="normal">REM  *****  BASIC  *****

Option Explicit

Function A
End Function

Type Size
	index as Integer
End Type

Sub base___type_keyword

	Dim ms as Size
	
	Print ms.index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result_string as String
	
	
	'
	'
	'
	Dim document as Object
	document = ThisComponent
	
	
	'
	' Sheets
	'
	Dim sheets as Object
	sheets = document.Sheets
	
	
	'
	' Sheet Count
	'
	Dim cnt as Integer : cnt = sheets.Count - 1
	
	
	'
	' Index 로 Sheet 가져오기
	'
	Dim i as Integer
	For i = 0 to cnt
		result_string = result_string &amp; i &amp; " : " &amp; sheets( i ).Name &amp; Chr( 10 )
	Next i
	
	
	
	result_string = document.Title &amp; Chr( 10 ) &amp; Chr( 10 ) &amp; result_string
	MsgBox( result_string )

End Sub



Sub document___sheets___row_and_column
	
	'
	' ThisComponent 는 현재 문서를 가리킨다.
	'
	Dim document as Object
	document = ThisComponent
	
	
	'
	' Get Sheet
	'
	Dim sheets as Object
	sheets = document.Sheets
	
	Dim sheet as Object
	sheet = sheets.getByName( "row_and_column" )
	
	
	'
	' Long 을 써야 한다.
	'
	Dim end_x as Long
	Dim end_y as Long
	end_x = sheet.Columns.Count
	end_y = sheet.Rows.Count
	
		
	MsgBox( "End : " &amp; end_x &amp; " : " &amp; end_y )

End Sub



Sub document___sheets___active_row_and_column
	
	'
	' ThisComponent 는 현재 문서를 가리킨다.
	'
	Dim document as Object
	document = ThisComponent
	
	
	'
	' Get Sheet
	'
	Dim sheets as Object
	sheets = document.Sheets
	
	Dim sheet as Object
	sheet = sheets.getByName( "row_and_column" )
	
	
	
	'
	' Active X
	'
	Dim cur_x as Long
	Dim end_x as Long : end_x = sheet.Columns.Count - 1
	
	For cur_x = 0 to end_x
		If sheet.getCellByPosition( cur_x, 0 ).String = "" Then
			cur_x = cur_x - 1
			Exit For
		EndIf
	Next cur_x
	
	
	
	'
	' Active Y
	'
	Dim cur_y as Long
	Dim end_y as Long : end_y = sheet.Rows.Count - 1
	
	For cur_y = 0 to end_y
		If sheet.getCellByPosition( 0, cur_y ).String = "" Then
			cur_y = cur_y - 1
			Exit For
		EndIf
	Next cur_y
	
		
	MsgBox( _
						"Data : " &amp; end_x &amp; " : " &amp; end_y _
		&amp; Chr( 10 ) _
		&amp; Chr( 10 ) &amp; 	"Active X : " &amp; "0" &amp; " ~ " &amp; cur_x _ 
		&amp; Chr( 10 ) &amp; 	"Active Y : " &amp; "0" &amp; " ~ " &amp; cur_y _
	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sorting_list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    
    
    '
    '
    '
    MsgBox( "Sorting : Pivot Field 0 and 1" )
    
    
    '
	' Rollback
	'
	sort_field(0).Field = 2
	sort_field(1).Field = 2
	sort_description(0).Value = sort_field()
	range.Sort( sort_description() )

    
End Sub
















</script:module>
</file>

<file path=Basic/Standard/file_info.xml><?xml version="1.0" encoding="utf-8"?>
<!DOCTYPE module  PUBLIC '-//OpenOffice.org//DTD OfficeDocument 1.0//EN'  'module.dtd'>
<script:module xmlns:script="http://openoffice.org/2000/script" script:name="file_info" script:language="StarBasic" script:moduleType="normal">REM  *****  BASIC  *****

'
' REF : https://help.libreoffice.org/latest/ro/text/sbasic/shared/03/lib_tools.html?&amp;DbPAR=SHARED&amp;System=WIN#strings_module
'

Sub main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REF : 유니코드 범위에 대한 이해 : https://jinios.github.io/study/2018/06/23/unicode_background_korean/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Function research___multibyte___check_multibyte

	Dim s as String : s = "가a1ㄴ다ㅏ"
	Dim slen as Integer : slen = Len( s )
	
	Dim b() as Byte
	
	Dim result as String
	
	Dim i as Integer
	For i = 1 To slen
	
		b = Mid( s, i, 1 )
		
		result = result &amp; b &amp; " : " &amp; IsMultiByte( b ) &amp; Chr( 10 )
		
	Next i
	
	MsgBox( result )
	
End Function
Function IsMultiByte( b() as Byte )

	'
	' 유니코드 범위 체크 : English + Latin : https://en.wikipedia.org/wiki/List_of_Unicode_characters
	'
	IsMultiByte = ( b( 1 ) &lt;&gt; 0 )

End Function




Function research___multibyte___check_number

	Dim s as String : s = "0가a1ㄴ다7ㅏ9"
	Dim slen as Integer : slen = Len( s )
	
	Dim b() as Byte
	
	Dim result as String
	
	Dim i as Integer
	For i = 1 To slen
	
		b = Mid( s, i, 1 )
		
		result = result &amp; b &amp; Chr( 9 ) &amp; Chr( 9 ) &amp; IsNumber( b ) &amp; Chr( 10 )
		
	Next i
	
	MsgBox( result )
	
End Function
Function IsNumber( b() as Byte )


	'
	' Multibyte Check
	'
	If b( 1 ) &lt;&gt; 0 Then
		IsNumber = False
	Else
		
		'
		' 유니코드 범위 체크 : 숫자 : 0030 ~ 0039
		'
		IsNumber = ( b( 0 ) &gt;= &amp;H30 And b( 0 ) &lt;= &amp;H39 )
		
	End If


End Function




Function research___multibyte___check_english

	Dim s as String : s = "0가a1zㄴb다7AㅏZ9"
	Dim slen as Integer : slen = Len( s )
	
	Dim b() as Byte
	
	Dim result as String
	
	Dim i as Integer
	For i = 1 To slen
	
		b = Mid( s, i, 1 )
		
		result = result &amp; b &amp; Chr( 9 ) &amp; Chr( 9 ) &amp; IsEnglish( b ) &amp; Chr( 10 )
		
	Next i
	
	MsgBox( result )
	
End Function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



Function research___multibyte___check_korean

	Dim s as String : s = "가a1ㄴ다ㅏ"
	Dim slen as Integer : slen = Len( s )
	
	Dim b() as Byte
	
	Dim result as String
	
	Dim i as Integer
	For i = 1 To slen
	
		b = Mid( s, i, 1 )
		
		result = result &amp; b &amp; " : " &amp; IsKorean( b ) &amp; Chr( 10 )
		
	Next i
	
	MsgBox( result )
	
End Function
Function IsKorean( b() as Byte )

	'
	' 유니코드 범위 체크 : 한글 : AC00 ~ D7FF
	'
	IsKorean = ( b( 1 ) &gt;= &amp;HAC And b( 1 ) &lt; &amp;HD8 )

End Function




Sub research___multibyte

	'
	' spread sheet 의 cell 을 하나 가져온다.
	'
	Dim document as Object
	document = ThisComponent
	
	Dim sheets as Object
	sheets = document.Sheets
	
	Dim sheet as Object
	sheet = sheets.getByName( "multibyte_check" )
	
	Dim cell_0_1 as Object
	cell_0_1 = sheet.getCellByPosition( 0, 1 )	
	
	'
	'
	'
	Dim s as String : s =  cell_0_1.String
	MsgBox( s )
	Dim slen as Integer : slen = Len( s )
	
	Dim b() as Byte
	
	Dim result as String
	
	Dim i as Integer
	For i = 1 To slen
	
		b = Mid( s, i, 1 )
		
		result = result &amp; b &amp; Chr( 9 ) &amp; Chr( 9 ) &amp; "MultiByte = " &amp; IsMultiByte( b ) &amp; Chr( 9 ) &amp; Chr( 9 ) &amp; "Korean = " &amp; IsKorean( b ) &amp; Chr( 10 )
		
	Next i
	
	MsgBox( result )

End Sub
</script:module>
</file>

<file path=Basic/Standard/research___kr_decomposition.xml><?xml version="1.0" encoding="utf-8"?>
<!DOCTYPE module  PUBLIC '-//OpenOffice.org//DTD OfficeDocument 1.0//EN'  'module.dtd'>
<script:module xmlns:script="http://openoffice.org/2000/script" script:name="research___kr_decomposition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'
' 분해 가능한 한글 범위 : AC00( 가 : 44032 ) ~ D7A3( 힣 : 55203 )
' 
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onvertBytes2Code( b() as Byte )

	'
	' byte array를 하나의 수로 만든다.
	'
	
	Dim code as Long 'Integer : 16bit, Long : 32bit
	
	'
	' b( 1 )
	'
	code = b( 1 )
	code = code * 256 ' 256 : 2의 8승 : 왼쪽 shift 8
	
	'
	' b( 0 )
	'
	code = code + b( 0 )
	
	ConvertBytes2Code = code
		
End Function

Function IsDecompositionEnable( code as Long )

	'
	' 분해 가능한 한글 범위 : AC00( 가 : 44032 ) ~ D7A3( 힣 : 55203 )
	'
	IsDecompositionEnable = ( code &gt;= 44032 And code &lt;= 55203 )

End Function



Function research___multibyte___extract_initial_consonant '초성 : initial_consonant

	InitKoreanPartsList

	Dim s as String : s = "가네민ㄷㅏ"
	
	Dim slen as Integer : slen = Len( s )
	
	Dim b() as Byte
	Dim code as Long
	
	Dim result as String
	
	Dim i as Integer
	For i = 1 To slen
		b = Mid( s, i, 1 )
		
		code = ConvertBytes2Code( b )
		
		If IsDecompositionEnable( code ) Then
			result = result &amp; "+ " &amp; b &amp; Chr( 10 ) &amp; "0 : " &amp; b( 0 ) &amp; Chr( 10 ) &amp; "1 : " &amp; b( 1 ) &amp; Chr( 10 ) &amp; list_initial_consonaant( Extract_InitialConsonant( code ) ) &amp; Chr( 10 ) &amp; Chr( 10 )
		Else
			result = result &amp; "+ " &amp; b &amp; Chr( 10 ) &amp; "분해 불가" &amp; Chr( 10 ) &amp; Chr( 10 )
		End If
	Next i
	
	MsgBox( result )
	
End Function
Function Extract_InitialConsonant( code as Long )
	
	Dim result as Long 'Integer : 16bit, Long : 32bit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research___multibyte___extract_vowel '모음 : vowel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Vowel( b ) &amp; Chr( 10 ) &amp; Chr( 10 )
	Next i
	
	MsgBox( result )
	
End Function
Function Extract_Vowel( b() as Byte )
	
End Function



Function research___multibyte___extract_final_consonant '종성 : final_consonant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FinalConsonant( b ) &amp; Chr( 10 ) &amp; Chr( 10 )
	Next i
	
	MsgBox( result )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  <library:element library:name="file_info"/>
  <library:element library:name="research___kr_decomposition"/>
  <library:element library:name="base___let_set"/>
  <library:element library:name="type___collection"/>
  <library:element library:name="_test_001"/>
  <library:element library:name="base___type_keyword"/>
  <library:element library:name="base___class_module_test_01"/>
  <library:element library:name="base___class_module_01"/>
  <library:element library:name="base___enum"/>
  <library:element library:name="base___loop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collection.xml><?xml version="1.0" encoding="utf-8"?>
<!DOCTYPE module  PUBLIC '-//OpenOffice.org//DTD OfficeDocument 1.0//EN'  'module.dtd'>
<script:module xmlns:script="http://openoffice.org/2000/script" script:name="type___collection" script:language="StarBasic" script:moduleType="normal">REM  *****  BASIC  *****

Function base___collection___declaration

	Dim c as New Collection

End Function



Function base___collection___add

	Dim c as New Collection
	
	Dim result as String
	
	'
	'
	'
	c.Add "A"
	c.Add "B"
	
	result = "c.Count : " &amp; c.Count
	
	For Each i In c
		result = result &amp; Chr( 10 ) &amp; i
	Next i
	
	MsgBox( result )

End Function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

Sub type_string___UCase_LCase

	Dim s as String : s = "aBcDeF1"
	
	Dim result as String	
	
	
	result = "Original : " &amp; s &amp; Chr( 10 )
	
	
	'
	' UCase
	'
	result = result &amp; Chr( 10 ) &amp; "Ucase : " &amp; UCase( s )
	
	
	'
	' LCase
	'
	result = result &amp; Chr( 10 ) &amp; "Lcase : " &amp; LCase( s )
	
	
	MsgBox( b )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